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</office:automatic-styles>
  <office:body>
    <office:text text:use-soft-page-breaks="true">
      <text:p text:style-name="P1">Assignment-2-13/05/20</text:p>
      <text:p text:style-name="Normal">Q1:-<text:s/>Develop a java application to accept a number&amp; display all prime numbers b/w 0 to n</text:p>
      <text:p text:style-name="Normal"/>
      <text:p text:style-name="Normal">package com.dxc.assignments;</text:p>
      <text:p text:style-name="Normal"/>
      <text:p text:style-name="Normal">import java.util.Scanner;</text:p>
      <text:p text:style-name="Normal"/>
      <text:p text:style-name="Normal">public class PrimeNumber {</text:p>
      <text:p text:style-name="Normal"/>
      <text:p text:style-name="Normal"><text:tab/>public static void main(String[] args) {</text:p>
      <text:p text:style-name="Normal"/>
      <text:p text:style-name="Normal"><text:tab/><text:tab/>Scanner scanner = new Scanner(System.in);</text:p>
      <text:p text:style-name="Normal"><text:tab/><text:tab/></text:p>
      <text:p text:style-name="Normal"><text:tab/><text:tab/>int i =0;</text:p>
      <text:p text:style-name="Normal"><text:tab/><text:tab/>int num =0;</text:p>
      <text:p text:style-name="Normal"><text:tab/><text:tab/></text:p>
      <text:p text:style-name="Normal"><text:tab/><text:tab/>String <text:s/>primeNumbers = "";</text:p>
      <text:p text:style-name="Normal"><text:tab/><text:tab/>System.out.println("Enter the value of n:");</text:p>
      <text:p text:style-name="Normal"><text:tab/><text:tab/>int n = scanner.nextInt();</text:p>
      <text:p text:style-name="Normal"><text:tab/><text:tab/>scanner.close();</text:p>
      <text:p text:style-name="Normal"><text:tab/><text:tab/></text:p>
      <text:p text:style-name="Normal"><text:tab/><text:tab/>for (i = 1; i &lt;= n; i++) <text:s/><text:tab/><text:s text:c="3"/></text:p>
      <text:p text:style-name="Normal"><text:tab/><text:tab/>{<text:s/><text:tab/><text:tab/><text:s/><text:tab/><text:tab/><text:s text:c="2"/></text:p>
      <text:p text:style-name="Normal"><text:tab/><text:tab/><text:tab/>int counter=0;<text:s/><text:tab/><text:tab/><text:s text:c="2"/></text:p>
      <text:p text:style-name="Normal"><text:tab/><text:tab/><text:tab/>for(num =i; num&gt;=1; num--)</text:p>
      <text:p text:style-name="Normal"><text:tab/><text:tab/><text:tab/>{</text:p>
      <text:p text:style-name="Normal"><text:tab/><text:tab/><text:tab/><text:tab/>if(i%num==0)</text:p>
      <text:p text:style-name="Normal"><text:tab/><text:tab/><text:tab/><text:tab/>{</text:p>
      <text:p text:style-name="Normal"><text:tab/><text:tab/><text:tab/><text:tab/><text:tab/>counter = counter + 1;</text:p>
      <text:soft-page-break/>
      <text:p text:style-name="Normal"><text:tab/><text:tab/><text:tab/><text:tab/>}</text:p>
      <text:p text:style-name="Normal"><text:tab/><text:tab/><text:tab/>}</text:p>
      <text:p text:style-name="Normal"><text:tab/><text:tab/><text:tab/>if (counter ==2)</text:p>
      <text:p text:style-name="Normal"><text:tab/><text:tab/><text:tab/>{</text:p>
      <text:p text:style-name="Normal"><text:tab/><text:tab/><text:tab/><text:tab/>primeNumbers = primeNumbers + i + " ";</text:p>
      <text:p text:style-name="Normal"><text:tab/><text:tab/><text:tab/>}<text:tab/></text:p>
      <text:p text:style-name="Normal"><text:tab/><text:tab/>}<text:tab/></text:p>
      <text:p text:style-name="Normal"><text:tab/><text:tab/>System.out.println("Prime numbers from 1 to n are :");</text:p>
      <text:p text:style-name="Normal"><text:tab/><text:tab/>System.out.println(primeNumbers);</text:p>
      <text:p text:style-name="Normal"><text:tab/>}</text:p>
      <text:p text:style-name="Normal">}</text:p>
      <text:p text:style-name="Normal"/>
      <text:p text:style-name="Normal"/>
      <text:p text:style-name="Normal">Q2:- Develop a java application to</text:p>
      <text:p text:style-name="Normal"/>
      <text:p text:style-name="Normal">· Accept the cost od COVID-19 test kit</text:p>
      <text:p text:style-name="Normal"/>
      <text:p text:style-name="Normal">· No. of kits needed</text:p>
      <text:p text:style-name="Normal"/>
      <text:p text:style-name="Normal">· Compute the total cost</text:p>
      <text:p text:style-name="Normal"/>
      <text:p text:style-name="Normal">· Select the discount based on the table below</text:p>
      <text:p text:style-name="Normal"/>
      <text:p text:style-name="Normal"/>
      <text:p text:style-name="Normal">package com.dxc.assignments;</text:p>
      <text:p text:style-name="Normal"/>
      <text:p text:style-name="Normal">import java.util.Scanner;</text:p>
      <text:p text:style-name="Normal"/>
      <text:p text:style-name="Normal">public class Covid {</text:p>
      <text:p text:style-name="Normal"/>
      <text:p text:style-name="Normal"><text:tab/>public static void main(String[] args) {</text:p>
      <text:p text:style-name="Normal"/>
      <text:p text:style-name="Normal"><text:tab/><text:tab/>Scanner scanner=new Scanner(System.in);</text:p>
      <text:p text:style-name="Normal"><text:tab/><text:tab/>System.out.println("Enter the cost of COVID19 Kit:");</text:p>
      <text:p text:style-name="Normal"><text:tab/><text:tab/>int cost=scanner.nextInt();</text:p>
      <text:p text:style-name="Normal"><text:tab/><text:tab/></text:p>
      <text:p text:style-name="Normal"><text:tab/><text:tab/>System.out.println("Enter the Number of Kit: ");</text:p>
      <text:p text:style-name="Normal"><text:tab/><text:tab/>int num=scanner.nextInt();</text:p>
      <text:p text:style-name="Normal"><text:tab/><text:tab/></text:p>
      <text:p text:style-name="Normal"><text:tab/><text:tab/>if(num&lt;2500) {</text:p>
      <text:p text:style-name="Normal"><text:tab/><text:tab/><text:tab/>System.out.println("Total cost= "+(cost*num));</text:p>
      <text:p text:style-name="Normal"><text:tab/><text:tab/>}</text:p>
      <text:p text:style-name="Normal"><text:tab/><text:tab/>else if(num&gt;2500&amp;&amp;num&lt;50000) {</text:p>
      <text:p text:style-name="Normal"><text:tab/><text:tab/><text:tab/>int initPrice=(cost*num);</text:p>
      <text:p text:style-name="Normal"><text:tab/><text:tab/><text:tab/>int disPrice=initPrice-((initPrice)*1/20);</text:p>
      <text:p text:style-name="Normal"><text:tab/><text:tab/><text:tab/>System.out.println("Total cost: "+disPrice);</text:p>
      <text:p text:style-name="Normal"><text:tab/><text:tab/>}</text:p>
      <text:p text:style-name="Normal"><text:tab/><text:tab/>else if(num&gt;50000&amp;&amp;num&lt;75000) {</text:p>
      <text:p text:style-name="Normal"><text:tab/><text:tab/><text:tab/>int initPrice=(cost*num);</text:p>
      <text:p text:style-name="Normal"><text:tab/><text:tab/><text:tab/>int disPrice=initPrice-((initPrice)*1/5);</text:p>
      <text:p text:style-name="Normal"><text:tab/><text:tab/><text:tab/>System.out.println("Total cost: "+disPrice);</text:p>
      <text:p text:style-name="Normal"><text:tab/><text:tab/>}</text:p>
      <text:p text:style-name="Normal"><text:tab/><text:tab/>else if(num&gt;75000) {</text:p>
      <text:p text:style-name="Normal"><text:tab/><text:tab/><text:tab/>int initPrice=(cost*num);</text:p>
      <text:p text:style-name="Normal"><text:tab/><text:tab/><text:tab/>int disPrice=initPrice-((initPrice)*3/10);</text:p>
      <text:p text:style-name="Normal"><text:tab/><text:tab/><text:tab/>System.out.println("Total cost: "+disPrice);</text:p>
      <text:p text:style-name="Normal"><text:tab/><text:tab/>}</text:p>
      <text:p text:style-name="Normal"/>
      <text:soft-page-break/>
      <text:p text:style-name="Normal"><text:tab/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TIVARDHAN SINGH</meta:initial-creator>
    <dc:creator>KIRTIVARDHAN SINGH</dc:creator>
    <meta:creation-date>2020-05-20T16:43:00Z</meta:creation-date>
    <dc:date>2020-05-20T16:47:00Z</dc:date>
    <meta:template xlink:href="Normal.dotm" xlink:type="simple"/>
    <meta:editing-cycles>1</meta:editing-cycles>
    <meta:editing-duration>PT240S</meta:editing-duration>
    <meta:document-statistic meta:page-count="4" meta:paragraph-count="3" meta:word-count="275" meta:character-count="1841" meta:row-count="13" meta:non-whitespace-character-count="1569"/>
  </office:meta>
</office:document-meta>
</file>